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02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99])" office:value-type="float" office:value="135" calcext:value-type="float">
            <text:p>135</text:p>
          </table:table-cell>
          <table:table-cell table:style-name="ce7" table:formula="of:=COUNTIF([.B7:.B199];&quot;X&quot;)" office:value-type="float" office:value="111" calcext:value-type="float">
            <text:p>111</text:p>
          </table:table-cell>
          <table:table-cell table:style-name="ce7" table:formula="of:=COUNTIF([.C7:.C199];&quot;X&quot;)" office:value-type="float" office:value="11" calcext:value-type="float">
            <text:p>11</text:p>
          </table:table-cell>
          <table:table-cell table:style-name="ce7" table:formula="of:=COUNTIF([.D7:.D199];&quot;X&quot;)" office:value-type="float" office:value="11" calcext:value-type="float">
            <text:p>11</text:p>
          </table:table-cell>
          <table:table-cell table:style-name="ce7" table:formula="of:=COUNTIF([.E7:.E199];&quot;X&quot;)" office:value-type="float" office:value="0" calcext:value-type="float">
            <text:p>0</text:p>
          </table:table-cell>
          <table:table-cell table:style-name="ce7" table:formula="of:=COUNTIF([.F7:.F199];&quot;X&quot;)" office:value-type="float" office:value="20" calcext:value-type="float">
            <text:p>20</text:p>
          </table:table-cell>
          <table:table-cell table:style-name="ce25" table:formula="of:=SUM([.B2:.F2])" office:value-type="float" office:value="153" calcext:value-type="float">
            <text:p>153</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5">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3" table:number-rows-repeated="58">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506">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4-26">00/00/0000</text:date>, <text:time style:data-style-name="N2" text:time-value="20:43:10.52793546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4-26T20:44:09.253168343</dc:date>
    <meta:editing-duration>PT9H23M32S</meta:editing-duration>
    <meta:editing-cycles>160</meta:editing-cycles>
    <meta:document-statistic meta:table-count="1" meta:cell-count="791" meta:object-count="0"/>
  </office:meta>
</office:document-meta>
</file>